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1+0</text:p>
          </table:table-cell>
          <table:table-cell table:style-name="ce3"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2=2+0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x6=x0*x2</text:p>
          </table:table-cell>
          <table:table-cell table:style-name="ce3"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3=3+0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4=4+0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3=x1*x1</text:p>
          </table:table-cell>
          <table:table-cell table:style-name="ce3" office:value-type="string" calcext:value-type="string">
            <text:p>Form BX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5=x6+x3</text:p>
          </table:table-cell>
          <table:table-cell table:style-name="ce3" office:value-type="string" calcext:value-type="string">
            <text:p>Form AX^2 + BX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x7=x5+x4</text:p>
          </table:table-cell>
          <table:table-cell table:style-name="ce3"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7=5+0</text:p>
          </table:table-cell>
          <table:table-cell table:style-name="ce3"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550150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39:34.391615576</dc:date>
    <dc:creator>David Zemon</dc:creator>
    <meta:generator>LibreOffice/4.1.2.3$Linux_X86_64 LibreOffice_project/410m0$Build-3</meta:generator>
    <meta:editing-duration>PT1M21S</meta:editing-duration>
    <meta:editing-cycles>5</meta:editing-cycles>
    <meta:document-statistic meta:table-count="1" meta:cell-count="106" meta:object-count="0"/>
  </office:meta>
</office:document-meta>
</file>